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8pt" officeooo:rsid="000deb21" officeooo:paragraph-rsid="00129d86" style:font-size-asian="8pt" style:font-size-complex="8pt"/>
    </style:style>
    <style:style style:name="P2" style:family="paragraph" style:parent-style-name="Text_20_body">
      <style:text-properties style:font-name="DejaVu Sans1" officeooo:rsid="000d8bbb" officeooo:paragraph-rsid="000d8bbb"/>
    </style:style>
    <style:style style:name="P3" style:family="paragraph" style:parent-style-name="Heading_20_1">
      <style:text-properties style:font-name="DejaVu Sans1" officeooo:rsid="000d8bbb" officeooo:paragraph-rsid="000d8bbb"/>
    </style:style>
    <style:style style:name="P4" style:family="paragraph" style:parent-style-name="Heading_20_2">
      <style:text-properties style:font-name="DejaVu Sans1" officeooo:rsid="000d8bbb" officeooo:paragraph-rsid="000d8bbb"/>
    </style:style>
    <style:style style:name="P5" style:family="paragraph" style:parent-style-name="Heading_20_3">
      <style:text-properties style:font-name="DejaVu Sans1" officeooo:rsid="000d8bbb"/>
    </style:style>
    <style:style style:name="P6" style:family="paragraph" style:parent-style-name="_31_1_20_Text">
      <style:text-properties style:font-name="DejaVu Sans1"/>
    </style:style>
    <style:style style:name="P7" style:family="paragraph" style:parent-style-name="_31_1_20_Text" style:list-style-name="L1"/>
    <style:style style:name="P8" style:family="paragraph" style:parent-style-name="_31_1_20_Text" style:list-style-name="L2"/>
    <style:style style:name="P9" style:family="paragraph" style:parent-style-name="_31_1_20_Text">
      <style:text-properties officeooo:paragraph-rsid="00172d89"/>
    </style:style>
    <style:style style:name="T1" style:family="text">
      <style:text-properties officeooo:rsid="000d8bbb"/>
    </style:style>
    <style:style style:name="T2" style:family="text">
      <style:text-properties officeooo:rsid="000efdc3"/>
    </style:style>
    <style:style style:name="T3" style:family="text">
      <style:text-properties officeooo:rsid="00128061"/>
    </style:style>
    <style:style style:name="T4" style:family="text">
      <style:text-properties officeooo:rsid="00129d86"/>
    </style:style>
    <style:style style:name="T5" style:family="text">
      <style:text-properties officeooo:rsid="00133b31"/>
    </style:style>
    <style:style style:name="T6" style:family="text">
      <style:text-properties officeooo:rsid="001516ad"/>
    </style:style>
    <style:style style:name="T7" style:family="text">
      <style:text-properties officeooo:rsid="00154187"/>
    </style:style>
    <style:style style:name="T8" style:family="text">
      <style:text-properties officeooo:rsid="00161f90"/>
    </style:style>
    <style:style style:name="T9" style:family="text">
      <style:text-properties officeooo:rsid="00172d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ienciaCiudadana</text:h>
      <text:h text:style-name="P4" text:outline-level="2">Fases</text:h>
      <text:p text:style-name="P6">Planeación</text:p>
      <text:p text:style-name="P6">Prototipo</text:p>
      <text:p text:style-name="P6">Divulgación</text:p>
      <text:p text:style-name="P6">Documentación</text:p>
      <text:p text:style-name="P2"/>
      <text:h text:style-name="P4" text:outline-level="2">Gamificación</text:h>
      <text:h text:style-name="P5" text:outline-level="3">Condiciones especiales</text:h>
      <text:list xml:id="list4634360639611099766" text:style-name="L1">
        <text:list-item>
          <text:p text:style-name="P7">Si ganas tu ganan los demas</text:p>
        </text:list-item>
        <text:list-item>
          <text:p text:style-name="P7">Autónomo</text:p>
        </text:list-item>
        <text:list-item>
          <text:p text:style-name="P7">Compartido checkpoints</text:p>
        </text:list-item>
        <text:list-item>
          <text:p text:style-name="P7"><text:span text:style-name="T2">Es colaborativo p</text:span><text:span text:style-name="T2">orque trabajas o juegas en proyectos conjuntos O<text:line-break/>es colaborativo porque juegas entres colectivos</text:span></text:p>
        </text:list-item>
      </text:list>
      <text:p text:style-name="_31_1_20_Text"><text:span text:style-name="T1">Niveles / </text:span><text:span text:style-name="T3">Dimensiones</text:span><text:span text:style-name="T1"> con objetivos</text:span></text:p>
      <text:list xml:id="list566577869378932154" text:style-name="L2">
        <text:list-item>
          <text:p text:style-name="P8">Especialidad</text:p>
        </text:list-item>
        <text:list-item>
          <text:p text:style-name="P8">Transdisciplinaridad</text:p>
        </text:list-item>
        <text:list-item>
          <text:p text:style-name="P8"/>
        </text:list-item>
      </text:list>
      <text:p text:style-name="_31_1_20_Text">Nodos – Mapa</text:p>
      <text:list xml:id="list164559555" text:continue-numbering="true" text:style-name="L2">
        <text:list-item>
          <text:p text:style-name="P8">Centros de documentación → bibliotecas públicas → servidores libres</text:p>
        </text:list-item>
        <text:list-item>
          <text:p text:style-name="P8">Experimentación tecnológica (Unloquer)</text:p>
        </text:list-item>
        <text:list-item>
          <text:p text:style-name="P8">Comunicación (Platohedro)</text:p>
        </text:list-item>
        <text:list-item>
          <text:p text:style-name="P8">Artes (C3P)</text:p>
        </text:list-item>
        <text:list-item>
          <text:p text:style-name="P8">Espacio público (NN)</text:p>
          <text:p text:style-name="P8"/>
        </text:list-item>
      </text:list>
      <text:p text:style-name="_31_1_20_Text">Recompensas</text:p>
      <text:p text:style-name="_31_1_20_Text">→ Enganche</text:p>
      <text:p text:style-name="_31_1_20_Text">→ entretenido</text:p>
      <text:p text:style-name="_31_1_20_Text">Identidad / Avatar</text:p>
      <text:p text:style-name="_31_1_20_Text">Red Social / Open source</text:p>
      <text:p text:style-name="_31_1_20_Text">Juegos colaborativos</text:p>
      <text:p text:style-name="_31_1_20_Text"><text:span text:style-name="T9"/></text:p>
      <text:p text:style-name="P9"><text:soft-page-break/><text:span text:style-name="T4">Cada actividad genera puntos para el participante como </text:span><text:span text:style-name="T7">pero </text:span><text:span text:style-name="T4">también </text:span><text:span text:style-name="T7">unidades </text:span><text:span text:style-name="T4">para la entidad que organiza. </text:span><text:span text:style-name="T4"><text:note text:id="ftn0" text:note-class="footnote"><text:note-citation>1</text:note-citation><text:note-body><text:p text:style-name="P1"><text:span text:style-name="T4"><text:s/>En la economía tradicional el balance de una transacción es zero (abono para una parte, deducción para la otra)</text:span></text:p></text:note-body></text:note></text:span><text:span text:style-name="T4">. Est</text:span><text:span text:style-name="T7">as unidades</text:span><text:span text:style-name="T4"> representan a un nivél de conocimiento que por ende siempre aumenta. </text:span><text:span text:style-name="T7">Estas unidades</text:span><text:span text:style-name="T4"> adquieren valor porque se pueden “gastar” en el “juego </text:span><text:span text:style-name="T5">de</text:span><text:span text:style-name="T6">l conocimiento abierto</text:span><text:span text:style-name="T4">”, a través de servicios en </text:span><text:span text:style-name="T7">el colectivo</text:span><text:span text:style-name="T4">. </text:span><text:span text:style-name="T7">Por ejemplo, en talleres de otras entidades del colectivo, acceso a eventos, según las características del miembro. </text:span></text:p>
      <text:p text:style-name="P9"><text:span text:style-name="T7">Esto potencialmente abre muchas posibilidades, porqu</text:span><text:span text:style-name="T9">é</text:span><text:span text:style-name="T7"> </text:span><text:span text:style-name="T8">cualquier servicio ofrecido en la comunidad genera valor para la comunidad que se convierte en unidades.</text:span><text:span text:style-name="T7"> </text:span><text:span text:style-name="T8">S</text:span><text:span text:style-name="T7">e podrían </text:span><text:span text:style-name="T8">intercambiar con </text:span><text:span text:style-name="T7">alimentación localmente producida, ofreciendo a los producentes la posibilidad de participar </text:span><text:span text:style-name="T8">a</text:span><text:span text:style-name="T7"> </text:span><text:span text:style-name="T8">los eventos educativos de la comunidad. Los puntos de los participantes se almacenan en una parte diferente que las unidades. En teoría se podría reconst</text:span><text:span text:style-name="T9">r</text:span><text:span text:style-name="T8">uir toda el historial de las unidades a través de los pun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1_1_20_Text" style:display-name="11 Text" style:family="paragraph" style:parent-style-name="Text_20_body" style:master-page-name="">
      <style:paragraph-properties style:page-number="auto"/>
      <style:text-properties style:font-name="DejaVu Sans" fo:font-size="11pt" officeooo:rsid="000d8bbb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7:58:46</meta:creation-date>
    <dc:date>2014-02-23T17:36:39</dc:date>
    <meta:editing-duration>PT1H1M19S</meta:editing-duration>
    <meta:editing-cycles>10</meta:editing-cycles>
    <meta:generator>LibreOffice/4.0.2.2$Linux_X86_64 LibreOffice_project/400m0$Build-2</meta:generator>
    <meta:document-statistic meta:table-count="0" meta:image-count="0" meta:object-count="0" meta:page-count="2" meta:paragraph-count="32" meta:word-count="251" meta:character-count="1672" meta:non-whitespace-character-count="1461"/>
  </office:meta>
</office:document-meta>
</file>